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ecc" officeooo:paragraph-rsid="000edecc"/>
    </style:style>
    <style:style style:name="P2" style:family="paragraph" style:parent-style-name="Standard">
      <style:text-properties officeooo:rsid="000edecc" officeooo:paragraph-rsid="0010eb6c"/>
    </style:style>
    <style:style style:name="P3" style:family="paragraph" style:parent-style-name="Standard">
      <style:text-properties fo:font-size="16pt" officeooo:rsid="000edecc" officeooo:paragraph-rsid="000edecc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c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3 – Lower Order Insect Research (Dragonflies)</text:p>
      <text:p text:style-name="P1"/>
      <text:p text:style-name="P1"/>
      <text:p text:style-name="P2">1. Brian McManus, “The Insane Biology of: The Dragonfly.” Real Science - YouTube, August 28<text:span text:style-name="T1">th</text:span>, 2021.</text:p>
      <text:p text:style-name="P1"/>
      <text:p text:style-name="P1"/>
      <text:p text:style-name="P1">2. The article (video) discusses the order Odonata, who have been around for over 320 <text:span text:style-name="T2">million</text:span> years.</text:p>
      <text:p text:style-name="P1"/>
      <text:p text:style-name="P1"/>
      <text:p text:style-name="P1">3. <text:span text:style-name="T3">The video goes into detail about the biology of dragonflies, such as their size, wing muscles, and eyes. After this the video talks about their behaviors when faced with a variety of different scenarios, and shows how they are such effective predators. According to the referenced Harvard study, dragonflies catch approximately 95% of the prey they engage with.</text:span></text:p>
      <text:p text:style-name="P1"/>
      <text:p text:style-name="P1"/>
      <text:p text:style-name="P1">4.</text:p>
      <text:p text:style-name="P1"><text:tab/>a) Over hundreds of millions of years ago, dragonflies used to be much larger. Around 1 meter <text:tab/>long! That’s absolutely terrifying and disgusting. Good thing they got smaller, or I’d never leave <text:tab/>my house.</text:p>
      <text:p text:style-name="P1"/>
      <text:p text:style-name="P1"><text:tab/>b) Dragonflies are able to fly due to their ‘direct flight muscles’, which allow dragonflies to <text:tab/>individually move whichever wing muscle they want at a time. This allows them to fly in all six <text:tab/>axes. They are also able to hover with a technique called counter stroking, where their wings <text:tab/>will flap 180 degrees out of phase with each other. Unlike 99% of other winged fellas, they are <text:tab/>also able to fly backwards by tilting their bodies upwards by 90 degrees.</text:p>
      <text:p text:style-name="P1"/>
      <text:p text:style-name="P1"><text:tab/>c) <text:span text:style-name="T3">Dragonflies have 360 degree vision. These eyes are made from over 30 thousand individual <text:tab/>things that are like telescopes that absorb light from every direction. These eyes are able to view <text:tab/>a lower percentage of color spectrum than humans or birds, but have a much higher sensitivity <text:tab/>to motion, allowing them to be more effective when searching for food, or evading being eaten. <text:tab/>Despite seeing a more shallow color spectrum, dragonfly eyes are much more sensitive to lower <text:tab/>wavelength light signals, such as ultra-violets and blu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3:07:19.960748652</meta:creation-date>
    <dc:date>2025-01-28T13:27:24.772324717</dc:date>
    <meta:editing-duration>PT9M48S</meta:editing-duration>
    <meta:editing-cycles>2</meta:editing-cycles>
    <meta:generator>LibreOffice/24.2.7.2$Linux_X86_64 LibreOffice_project/420$Build-2</meta:generator>
    <meta:print-date>2025-01-28T13:26:33.728281910</meta:print-date>
    <meta:printed-by>PDF files</meta:printed-by>
    <meta:document-statistic meta:table-count="0" meta:image-count="0" meta:object-count="0" meta:page-count="1" meta:paragraph-count="8" meta:word-count="302" meta:character-count="1826" meta:non-whitespace-character-count="1517"/>
  </office:meta>
</office:document-meta>
</file>